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88dd" officeooo:paragraph-rsid="001488dd"/>
    </style:style>
    <style:style style:name="P2" style:family="paragraph" style:parent-style-name="Text_20_body">
      <style:text-properties officeooo:rsid="001488dd" officeooo:paragraph-rsid="00175b1b"/>
    </style:style>
    <style:style style:name="P3" style:family="paragraph" style:parent-style-name="Text_20_body">
      <style:text-properties officeooo:rsid="00155b2c" officeooo:paragraph-rsid="00155b2c"/>
    </style:style>
    <style:style style:name="P4" style:family="paragraph" style:parent-style-name="Text_20_body">
      <style:text-properties officeooo:rsid="001a2b14" officeooo:paragraph-rsid="001a2b14"/>
    </style:style>
    <style:style style:name="P5" style:family="paragraph" style:parent-style-name="Text_20_body">
      <style:text-properties officeooo:rsid="001ce252" officeooo:paragraph-rsid="001ce252"/>
    </style:style>
    <style:style style:name="P6" style:family="paragraph" style:parent-style-name="Text_20_body">
      <style:text-properties officeooo:rsid="001f0680" officeooo:paragraph-rsid="001f0680"/>
    </style:style>
    <style:style style:name="P7" style:family="paragraph" style:parent-style-name="Text_20_body">
      <style:text-properties officeooo:rsid="002071f6" officeooo:paragraph-rsid="002071f6"/>
    </style:style>
    <style:style style:name="T1" style:family="text">
      <style:text-properties officeooo:rsid="0011dfd6"/>
    </style:style>
    <style:style style:name="T2" style:family="text">
      <style:text-properties officeooo:rsid="001488dd"/>
    </style:style>
    <style:style style:name="T3" style:family="text">
      <style:text-properties officeooo:rsid="001c1eb1"/>
    </style:style>
    <style:style style:name="T4" style:family="text">
      <style:text-properties officeooo:rsid="001ce252"/>
    </style:style>
    <style:style style:name="T5" style:family="text">
      <style:text-properties officeooo:rsid="001d81dd"/>
    </style:style>
    <style:style style:name="T6" style:family="text">
      <style:text-properties officeooo:rsid="001e606e"/>
    </style:style>
    <style:style style:name="T7" style:family="text">
      <style:text-properties officeooo:rsid="001e606e" fo:background-color="#ffffd7" loext:char-shading-value="0"/>
    </style:style>
    <style:style style:name="T8" style:family="text">
      <style:text-properties officeooo:rsid="002071f6"/>
    </style:style>
    <style:style style:name="T9" style:family="text">
      <style:text-properties officeooo:rsid="002265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 – <text:span text:style-name="T1">Draft</text:span></text:h>
      <text:p text:style-name="P1"/>
      <text:p text:style-name="P4">Solar energy production <text:span text:style-name="T3">continues to grow</text:span> as countries are transitioning to <text:span text:style-name="T3">using </text:span>renewable energy sources. The production is also increasing in the high latitudes, where the light conditions in summer provide a good resource. However, the fluctuating nature of solar energy can cause problems with grid integration, which leads to financial losses and reduced use. To help with such issues, solar energy is often forecasted, either by forecasting power production itself or one of the main components affecting production, i.e. solar irradiance. For the forecasts to help with planning, they <text:span text:style-name="T3">must</text:span> be accurate and reliable, and therefore tested and validated for the right conditions. Despite the <text:span text:style-name="T3">existence</text:span> of various methods for forecasting solar irradiance, none have been made for specifically the high latitudes. <text:span text:style-name="T3">In this dissertation, w</text:span>e want to <text:span text:style-name="T4">find out</text:span> whether solar forecasts can be made for the high latitudes, <text:span text:style-name="T3">by developing and validating one solar energy forecasting method</text:span>.</text:p>
      <text:p text:style-name="P5">Many countries currently aim <text:span text:style-name="T5">towards carbon neutrality; </text:span><text:span text:style-name="T2">The European Commission is aiming for Europe the be the first climate-neutral continent (ref </text:span><text:span text:style-name="T5">p3?</text:span><text:span text:style-name="T2">), and Finland and Sweden are aiming to be carbon neutral by 2035 and 2045, respectively (ref </text:span><text:span text:style-name="T5">p3</text:span><text:span text:style-name="T2">). </text:span><text:span text:style-name="T5">Shifting to climate neutral energy sources is part of this change, with solar energy the largest growing enregy source in the EU (ref p3). With the increase in use of solar energy seen already, the required technology has advanced and the costs have reduced, resulting in solar energy having the lowest costs in energy production in some countries (ref p3). </text:span><text:span text:style-name="T7">Something about small scale increase, more on increase fi swe</text:span><text:span text:style-name="T6">.</text:span></text:p>
      <text:p text:style-name="P6">To enable the aimed large scale solar energy production, the challenges related to solar energy must be adressed. Solar energy is an inherently fluctuating energy source, meaning that the energy production can plummet – or recover – in a matter of seconds. The energy grid, however, needs to remain stable, with production and consumption in balance. To avoid grid instability, the <text:span text:style-name="T8">energy</text:span> integration is managed in various ways, e.g. load-following power plants, energy storage, importing <text:span text:style-name="T8">electricity</text:span> etc. Trading and curtailment are <text:span text:style-name="T8">also </text:span>used to control the amount of electricity entered into the grid, which may lead to financial losses in case of unexpected <text:span text:style-name="T8">changes in solar energy production.</text:span></text:p>
      <text:p text:style-name="P7">The issues related to the fluctuations and arising challenges, are often managed by forecasting solar energy production. Forecasting allows to plan production <text:span text:style-name="T9">and trading, enabling optimised use of the available production. Solar energy can be predicted through forecasting production directly, or through forecasting solar irradiance. Here irradiance refers to incoming global horizontal radiation (GHI, also SSR, Surface Solar Radiation). </text:span></text:p>
      <text:p text:style-name="P6"/>
      <text:p text:style-name="P1"/>
      <text:p text:style-name="P1"/>
      <text:p text:style-name="P1"/>
      <text:p text:style-name="P1"/>
      <text:p text:style-name="P2"/>
      <text:p text:style-name="P3">Finland renewable energy aims: https://tem.fi/documents/1410877/2132096/Finland%E2%80%99s+long-term+strategy+to+reduce+greenhouse+gases.pdf/349f33bb-11bb-a22a-5cfc-<text:soft-page-break/>b0c482615c4b/Finland%E2%80%99s+long-term+strategy+to+reduce+greenhouse+gases.pdf?t=15934179655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2:48:48.206118652</meta:creation-date>
    <meta:generator>LibreOffice/7.3.7.2$Linux_X86_64 LibreOffice_project/30$Build-2</meta:generator>
    <dc:date>2023-02-23T16:50:34.641340134</dc:date>
    <meta:editing-duration>PT1H48M10S</meta:editing-duration>
    <meta:editing-cycles>7</meta:editing-cycles>
    <meta:document-statistic meta:table-count="0" meta:image-count="0" meta:object-count="0" meta:page-count="2" meta:paragraph-count="6" meta:word-count="431" meta:character-count="3072" meta:non-whitespace-character-count="2643"/>
  </office:meta>
</office:document-meta>
</file>